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Heading_20_3">
      <style:paragraph-properties fo:break-before="page"/>
    </style:style>
    <style:style style:name="P4" style:family="paragraph" style:parent-style-name="Text_20_body">
      <style:text-properties fo:background-color="#ffff00"/>
    </style:style>
    <style:style style:name="P5" style:family="paragraph" style:parent-style-name="Heading_20_3">
      <style:paragraph-properties fo:break-before="page"/>
    </style:style>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
      <style:paragraph-properties fo:margin-left="0in" fo:margin-right="0in" fo:text-indent="0in" style:auto-text-indent="false"/>
      <style:text-properties style:font-name="Courier New"/>
    </style:style>
    <style:style style:name="P26" style:family="paragraph" style:parent-style-name="Text_20_body" style:list-style-name="L5">
      <style:paragraph-properties fo:margin-left="0in" fo:margin-right="0in" fo:text-indent="0in" style:auto-text-indent="false"/>
    </style:style>
    <style:style style:name="P27" style:family="paragraph" style:parent-style-name="Text_20_body" style:list-style-name="L2">
      <style:paragraph-properties fo:margin-left="0.4925in" fo:margin-right="0in" fo:text-indent="0in" style:auto-text-indent="false"/>
      <style:text-properties style:font-name="Courier New"/>
    </style:style>
    <style:style style:name="P28" style:family="paragraph" style:parent-style-name="Text_20_body" style:list-style-name="L7">
      <style:paragraph-properties fo:margin-top="0in" fo:margin-bottom="0in"/>
    </style:style>
    <style:style style:name="P29" style:family="paragraph" style:parent-style-name="Text_20_body" style:list-style-name="L12">
      <style:paragraph-properties fo:margin-top="0in" fo:margin-bottom="0in"/>
    </style:style>
    <style:style style:name="P30" style:family="paragraph" style:parent-style-name="Text_20_body" style:list-style-name="L12">
      <style:paragraph-properties fo:margin-top="0in" fo:margin-bottom="0in"/>
    </style:style>
    <style:style style:name="P31" style:family="paragraph" style:parent-style-name="Text_20_body" style:list-style-name="L12">
      <style:paragraph-properties fo:margin-top="0in" fo:margin-bottom="0in"/>
    </style:style>
    <style:style style:name="P32" style:family="paragraph" style:parent-style-name="Text_20_body" style:list-style-name="L14">
      <style:paragraph-properties fo:margin-top="0in" fo:margin-bottom="0in"/>
    </style:style>
    <style:style style:name="P33" style:family="paragraph" style:parent-style-name="Text_20_body" style:list-style-name="L14">
      <style:paragraph-properties fo:margin-top="0in" fo:margin-bottom="0in"/>
    </style:style>
    <style:style style:name="P34" style:family="paragraph" style:parent-style-name="Text_20_body" style:list-style-name="L14">
      <style:paragraph-properties fo:margin-top="0in" fo:margin-bottom="0in"/>
    </style:style>
    <style:style style:name="P35" style:family="paragraph" style:parent-style-name="Text_20_body" style:list-style-name="L14">
      <style:paragraph-properties fo:margin-top="0in" fo:margin-bottom="0in"/>
    </style:style>
    <style:style style:name="P36" style:family="paragraph" style:parent-style-name="Text_20_body" style:list-style-name="L14">
      <style:paragraph-properties fo:margin-top="0in" fo:margin-bottom="0in"/>
    </style:style>
    <style:style style:name="P37" style:family="paragraph" style:parent-style-name="Text_20_body" style:list-style-name="L14">
      <style:paragraph-properties fo:margin-top="0in" fo:margin-bottom="0in"/>
    </style:style>
    <style:style style:name="P38" style:family="paragraph" style:parent-style-name="Text_20_body" style:list-style-name="L14">
      <style:paragraph-properties fo:margin-top="0in" fo:margin-bottom="0in"/>
    </style:style>
    <style:style style:name="P39" style:family="paragraph" style:parent-style-name="Text_20_body" style:list-style-name="L14">
      <style:paragraph-properties fo:margin-top="0in" fo:margin-bottom="0in"/>
    </style:style>
    <style:style style:name="P40" style:family="paragraph" style:parent-style-name="Text_20_body" style:list-style-name="L14">
      <style:paragraph-properties fo:margin-top="0in" fo:margin-bottom="0in"/>
    </style:style>
    <style:style style:name="P41" style:family="paragraph" style:parent-style-name="Text_20_body" style:list-style-name="L14">
      <style:paragraph-properties fo:margin-top="0in" fo:margin-bottom="0in"/>
    </style:style>
    <style:style style:name="P42" style:family="paragraph" style:parent-style-name="Text_20_body" style:list-style-name="L14">
      <style:paragraph-properties fo:margin-top="0in" fo:margin-bottom="0in"/>
    </style:style>
    <style:style style:name="P43" style:family="paragraph" style:parent-style-name="Text_20_body" style:list-style-name="L14">
      <style:paragraph-properties fo:margin-top="0in" fo:margin-bottom="0in"/>
    </style:style>
    <style:style style:name="P44" style:family="paragraph" style:parent-style-name="Text_20_body" style:list-style-name="L14">
      <style:paragraph-properties fo:margin-top="0in" fo:margin-bottom="0in"/>
    </style:style>
    <style:style style:name="P45" style:family="paragraph" style:parent-style-name="Text_20_body" style:list-style-name="L14">
      <style:paragraph-properties fo:margin-top="0in" fo:margin-bottom="0in"/>
    </style:style>
    <style:style style:name="P46" style:family="paragraph" style:parent-style-name="Text_20_body" style:list-style-name="L14">
      <style:paragraph-properties fo:margin-top="0in" fo:margin-bottom="0in"/>
    </style:style>
    <style:style style:name="P47" style:family="paragraph" style:parent-style-name="Text_20_body" style:list-style-name="L14">
      <style:paragraph-properties fo:margin-top="0in" fo:margin-bottom="0in"/>
    </style:style>
    <style:style style:name="P48" style:family="paragraph" style:parent-style-name="Text_20_body" style:list-style-name="L14">
      <style:paragraph-properties fo:margin-top="0in" fo:margin-bottom="0in"/>
    </style:style>
    <style:style style:name="P49" style:family="paragraph" style:parent-style-name="Text_20_body" style:list-style-name="L14">
      <style:paragraph-properties fo:margin-top="0in" fo:margin-bottom="0in"/>
    </style:style>
    <style:style style:name="P50" style:family="paragraph" style:parent-style-name="Text_20_body" style:list-style-name="L14">
      <style:paragraph-properties fo:margin-top="0in" fo:margin-bottom="0in"/>
    </style:style>
    <style:style style:name="P51" style:family="paragraph" style:parent-style-name="Text_20_body" style:list-style-name="L14">
      <style:paragraph-properties fo:margin-top="0in" fo:margin-bottom="0in"/>
    </style:style>
    <style:style style:name="P52" style:family="paragraph" style:parent-style-name="Text_20_body" style:list-style-name="L14">
      <style:paragraph-properties fo:margin-top="0in" fo:margin-bottom="0in"/>
    </style:style>
    <style:style style:name="P53" style:family="paragraph" style:parent-style-name="Text_20_body" style:list-style-name="L14">
      <style:paragraph-properties fo:margin-top="0in" fo:margin-bottom="0in"/>
    </style:style>
    <style:style style:name="P54" style:family="paragraph" style:parent-style-name="Text_20_body" style:list-style-name="L14">
      <style:paragraph-properties fo:margin-top="0in" fo:margin-bottom="0in"/>
    </style:style>
    <style:style style:name="P55" style:family="paragraph" style:parent-style-name="Text_20_body" style:list-style-name="L14">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4">
      <style:paragraph-properties fo:margin-top="0in" fo:margin-bottom="0in"/>
    </style:style>
    <style:style style:name="P59" style:family="paragraph" style:parent-style-name="Text_20_body" style:list-style-name="L14">
      <style:paragraph-properties fo:margin-top="0in" fo:margin-bottom="0in"/>
    </style:style>
    <style:style style:name="P60" style:family="paragraph" style:parent-style-name="Text_20_body" style:list-style-name="L14">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19">
      <style:paragraph-properties fo:margin-top="0in" fo:margin-bottom="0in"/>
    </style:style>
    <style:style style:name="P64" style:family="paragraph" style:parent-style-name="Text_20_body" style:list-style-name="L19">
      <style:paragraph-properties fo:margin-top="0in" fo:margin-bottom="0in"/>
    </style:style>
    <style:style style:name="P65" style:family="paragraph" style:parent-style-name="Text_20_body" style:list-style-name="L20">
      <style:paragraph-properties fo:margin-top="0in" fo:margin-bottom="0in"/>
    </style:style>
    <style:style style:name="P66" style:family="paragraph" style:parent-style-name="Text_20_body" style:list-style-name="L20">
      <style:paragraph-properties fo:margin-top="0in" fo:margin-bottom="0in"/>
    </style:style>
    <style:style style:name="P67" style:family="paragraph" style:parent-style-name="Text_20_body" style:list-style-name="L20">
      <style:paragraph-properties fo:margin-top="0in" fo:margin-bottom="0in"/>
    </style:style>
    <style:style style:name="P68" style:family="paragraph" style:parent-style-name="Text_20_body" style:list-style-name="L20">
      <style:paragraph-properties fo:margin-top="0in" fo:margin-bottom="0in"/>
    </style:style>
    <style:style style:name="P69" style:family="paragraph" style:parent-style-name="Text_20_body" style:list-style-name="L20">
      <style:paragraph-properties fo:margin-top="0in" fo:margin-bottom="0in"/>
    </style:style>
    <style:style style:name="P70" style:family="paragraph" style:parent-style-name="Text_20_body" style:list-style-name="L20">
      <style:paragraph-properties fo:margin-top="0in" fo:margin-bottom="0in"/>
    </style:style>
    <style:style style:name="P71" style:family="paragraph" style:parent-style-name="Text_20_body" style:list-style-name="L20">
      <style:paragraph-properties fo:margin-top="0in" fo:margin-bottom="0in"/>
    </style:style>
    <style:style style:name="P72" style:family="paragraph" style:parent-style-name="Text_20_body" style:list-style-name="L20">
      <style:paragraph-properties fo:margin-top="0in" fo:margin-bottom="0in"/>
    </style:style>
    <style:style style:name="P73" style:family="paragraph" style:parent-style-name="Text_20_body" style:list-style-name="L20">
      <style:paragraph-properties fo:margin-top="0in" fo:margin-bottom="0in"/>
    </style:style>
    <style:style style:name="P74" style:family="paragraph" style:parent-style-name="Text_20_body" style:list-style-name="L20">
      <style:paragraph-properties fo:margin-top="0in" fo:margin-bottom="0in"/>
    </style:style>
    <style:style style:name="P75" style:family="paragraph" style:parent-style-name="Text_20_body" style:list-style-name="L20">
      <style:paragraph-properties fo:margin-top="0in" fo:margin-bottom="0in"/>
    </style:style>
    <style:style style:name="P76" style:family="paragraph" style:parent-style-name="Text_20_body" style:list-style-name="L20">
      <style:paragraph-properties fo:margin-top="0in" fo:margin-bottom="0in"/>
    </style:style>
    <style:style style:name="P77" style:family="paragraph" style:parent-style-name="Text_20_body" style:list-style-name="L20">
      <style:paragraph-properties fo:margin-top="0in" fo:margin-bottom="0in"/>
    </style:style>
    <style:style style:name="P78" style:family="paragraph" style:parent-style-name="Text_20_body" style:list-style-name="L20">
      <style:paragraph-properties fo:margin-top="0in" fo:margin-bottom="0in"/>
    </style:style>
    <style:style style:name="P79" style:family="paragraph" style:parent-style-name="Text_20_body" style:list-style-name="L20">
      <style:paragraph-properties fo:margin-top="0in" fo:margin-bottom="0in"/>
    </style:style>
    <style:style style:name="P80" style:family="paragraph" style:parent-style-name="Text_20_body" style:list-style-name="L20">
      <style:paragraph-properties fo:margin-top="0in" fo:margin-bottom="0in"/>
    </style:style>
    <style:style style:name="P81" style:family="paragraph" style:parent-style-name="Text_20_body" style:list-style-name="L20">
      <style:paragraph-properties fo:margin-top="0in" fo:margin-bottom="0in"/>
    </style:style>
    <style:style style:name="P82" style:family="paragraph" style:parent-style-name="Text_20_body" style:list-style-name="L20">
      <style:paragraph-properties fo:margin-top="0in" fo:margin-bottom="0in"/>
    </style:style>
    <style:style style:name="P83" style:family="paragraph" style:parent-style-name="Text_20_body" style:list-style-name="L20">
      <style:paragraph-properties fo:margin-top="0in" fo:margin-bottom="0in"/>
    </style:style>
    <style:style style:name="P84" style:family="paragraph" style:parent-style-name="Text_20_body" style:list-style-name="L20">
      <style:paragraph-properties fo:margin-top="0in" fo:margin-bottom="0in"/>
    </style:style>
    <style:style style:name="T1" style:family="text">
      <style:text-properties style:font-name="Courier New"/>
    </style:style>
    <style:style style:name="T2" style:family="text">
      <style:text-properties style:font-name="Thorndale"/>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bold"/>
    </style:style>
    <style:style style:name="T9" style:family="text">
      <style:text-properties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9">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4 Demo 5: Perform Memory Leak Profiling</text:h>
      <text:p text:style-name="Text_20_body">This exercise performs memory leak profiling using the NetBeans Profiler.</text:p>
      <text:p text:style-name="Text_20_body">Slide id: 154</text:p>
      <text:h text:style-name="Heading_20_3" text:outline-level="3">Required Software</text:h>
      <text:list text:style-name="L1">
        <text:list-item>
          <text:p text:style-name="P6">Any OS </text:p>
        </text:list-item>
        <text:list-item>
          <text:p text:style-name="P6">JDK 1.6 or higher</text:p>
        </text:list-item>
      </text:list>
      <text:list text:style-name="L1">
        <text:list-item text:start-value="1">
          <text:p text:style-name="P6">NetBeans version 6.1 or later.</text:p>
        </text:list-item>
      </text:list>
      <text:p text:style-name="P1">You can download NetBeans from: <text:a xlink:type="simple" xlink:href="http://www.netbeans.org/"><text:span text:style-name="T1">http://www.netbeans.org</text:span></text:a></text:p>
      <text:list text:style-name="L2">
        <text:list-item>
          <text:p text:style-name="P25">NetBeans projects</text:p>
        </text:list-item>
        <text:list-item>
          <text:p text:style-name="P27">HTTPUnit</text:p>
        </text:list-item>
      </text:list>
      <text:h text:style-name="Heading_20_3" text:outline-level="3">Objective</text:h>
      <text:list text:style-name="L3">
        <text:list-item>
          <text:p text:style-name="P7">Use NetBeans profiler to perform memory leak profiling.</text:p>
        </text:list-item>
      </text:list>
      <text:h text:style-name="Heading_20_3" text:outline-level="3">Preparations</text:h>
      <text:p text:style-name="Text_20_body">Check for required version of Java SE.</text:p>
      <text:list text:style-name="L4">
        <text:list-item>
          <text:p text:style-name="P8">Use the <text:span text:style-name="T1">java</text:span><text:span text:style-name="T2"> </text:span><text:span text:style-name="T1">-version</text:span> command to check the installed Java SE version. </text:p>
        </text:list-item>
      </text:list>
      <text:p text:style-name="P1">If the installed version is earlier than Java SE 6, download and install the latest Java SE version from the following URL.</text:p>
      <text:p text:style-name="P2">http://java.sun.com/javase/downloads/index.jsp</text:p>
      <text:p text:style-name="Text_20_body">Download and install NetBeans 6.1.</text:p>
      <text:list text:style-name="L5">
        <text:list-item>
          <text:p text:style-name="P9">Download and and install NetBeans from the following URL:</text:p>
        </text:list-item>
      </text:list>
      <text:p text:style-name="P1"><text:s/><text:span text:style-name="T1">http://www.netbeans.org</text:span></text:p>
      <text:list text:style-name="L5" text:continue-numbering="true">
        <text:list-item>
          <text:p text:style-name="P26">Add the <text:span text:style-name="T1">bin</text:span> subdirectory of the NetBeans 6.1 install directory to the <text:s/>OS PATH variable.</text:p>
        </text:list-item>
      </text:list>
      <text:h text:style-name="P3" text:outline-level="3">Instructions</text:h>
      <text:section text:style-name="Sect1" text:name="pagecontent">
        <text:h text:style-name="Heading_20_3" text:outline-level="3"><text:bookmark text:name="section-HttpUnitCaseStudy-Background"/>Background</text:h>
        <text:p text:style-name="Text_20_body">This is based on an actual usage of the NetBeans Profiler as part of the development and testing of a production application. Andrés González of Spain used the NetBeans Profiler to track down a memory leak in HttpUnit. HttpUnit is an open source project that provides a framework for unit testing of web pages. It essentially acts as a web browser so that you can write unit tests to verify that the correct pages are being sent back from your web application. </text:p>
        <text:p text:style-name="Text_20_body">Andrés was using HttpUnit to run multi-day tests of his application (so it sort of sounds like he was using it as a convenient way to do long-term stress testing). He discovered something sort of odd - the JVM that was running the tests he created with HttpUnit would eventually report an OutOfMemoryError. The tests had to run for long periods of time before the OutOfMemoryError would occur though, so apparently each memory leak was relatively small. </text:p>
        <text:p text:style-name="Text_20_body">Andrés used the NetBeans profiler to track down the problem and he wrote a <text:a xlink:type="simple" xlink:href="http://coyotevil.blogspot.com/2006/12/httpunit-y-2-esa-fuga-de-memoria.html">blog entry</text:a> about it (the entry is in Spanish, but Google can translate :-) ). There is also <text:a xlink:type="simple" xlink:href="http://sourceforge.net/mailarchive/forum.php?thread_name=15147e430612120141l71a5b2f0kf174eca4a50d30d8%40mail.gmail.com&amp;forum_name=httpunit-develop">this thread</text:a> out on the HttpUnit mailing lists where he reported what he found. </text:p>
        <text:p text:style-name="Text_20_body">The sample application included here is not the program that Andrés wrote - it does however encounter the same problem in HttpUnit. The underlying issue has to do with the way that HttpUnit processes web pages that include JavaScript. The framework does have support for a subset of JavaScript, but not the entire language. If it encounters JavaScript that it does not understand it will throw an exception. If the web page you are attempting to test includes JavaScript that HttpUnit does not support and you do not want to wade through all those exceptions in the output then the HttpUnit documentation recommends that your test program call <text:span text:style-name="Teletype">HttpUnitOptions.setExceptionsThrownOnScriptError( false );</text:span>. </text:p>
        <text:p text:style-name="Text_20_body">The side effect, however, is that HttpUnit will store every exception thrown during its JavaScript processing in an <text:span text:style-name="Teletype">ArrayList</text:span> and it <text:span text:style-name="T4">never</text:span> removes them. So if your tests access enough web pages that either have JavaScript errors or that include JavaScript that HttpUnit does not support, you can eventually get an OutOfMemoryError. </text:p>
        <text:p text:style-name="Text_20_body">One additional note on the sample application - it does not require a web server in order to run. HttpUnit has a nice feature where if what you want to test is the response from a servlet then it can host the servlet for you, in the same JVM as your test application. So the sample application consists of: </text:p>
        <text:list text:style-name="L7">
          <text:list-item>
            <text:p text:style-name="P28">a servlet that returns JavaScript that has an error </text:p>
          </text:list-item>
          <text:list-item>
            <text:p text:style-name="P11">a <text:span text:style-name="Teletype">main()</text:span> method that repeatedly requests a page from that servlet. </text:p>
          </text:list-item>
        </text:list>
        <text:h text:style-name="Heading_20_3" text:outline-level="3" text:is-list-header="true"><text:bookmark text:name="section-HttpUnitCaseStudy-MainPointsToHit"/>Main Points to Hit</text:h>
        <text:list text:style-name="L8">
          <text:list-item>
            <text:p text:style-name="P12">The NetBeans Profiler has a powerful capability to help you track down memory leaks. </text:p>
          </text:list-item>
        </text:list>
        <text:list text:style-name="L9">
          <text:list-item>
            <text:p text:style-name="P13">Using instrumentation you can watch allocations on the heap happen in real time. </text:p>
          </text:list-item>
        </text:list>
        <text:list text:style-name="L10">
          <text:list-item>
            <text:p text:style-name="P14">The profiler provides statistical values you can use to watch for patterns in your application's memory allocations. This "behavioral" approach can help you quickly identify the most likely memory leak candidates, even in situations such as this one where each individual leak is very small. </text:p>
          </text:list-item>
        </text:list>
        <text:list text:style-name="L11">
          <text:list-item>
            <text:p text:style-name="P15">With its tight integration into the developer work flow, it is easy to start/stop profiling sessions <text:soft-page-break/>and more importantly, to go from profiler results directly into the source code that has the problem. </text:p>
          </text:list-item>
        </text:list>
        <text:h text:style-name="Heading_20_3" text:outline-level="3" text:is-list-header="true"><text:bookmark text:name="section-HttpUnitCaseStudy-Setup"/>Setup</text:h>
        <text:list text:style-name="L12">
          <text:list-item>
            <text:p text:style-name="P29">NetBeans IDE 6.1 with Java EE support or higher </text:p>
          </text:list-item>
          <text:list-item>
            <text:p text:style-name="P29">JDK 5 update 8 or higher </text:p>
          </text:list-item>
          <text:list-item>
            <text:p text:style-name="P29">Open the HttpUnit sample project, which is available in demos/mod04/sw folder.</text:p>
          </text:list-item>
          <text:list-item>
            <text:p text:style-name="P16">To avoid delay with the demo, profile the application at least once so that the IDE can modify the build.xml file </text:p>
          </text:list-item>
        </text:list>
        <text:h text:style-name="Heading_20_3" text:outline-level="3" text:is-list-header="true"><text:bookmark text:name="section-HttpUnitCaseStudy-Gotchas"/>Gotchas</text:h>
        <text:list text:style-name="L13">
          <text:list-item>
            <text:p text:style-name="P17">This demo does not work on OS X (<text:a xlink:type="simple" xlink:href="http://www.netbeans.org/issues/show_bug.cgi?id=120402">Failed to obtain snapshot. The profiled application terminated.</text:a>). Update: This appears to be working now that I'm using the new <text:a xlink:type="simple" xlink:href="http://developer.apple.com/java/">Java SE 6 Developer Preview 9</text:a> from Apple. </text:p>
          </text:list-item>
        </text:list>
        <text:p text:style-name="Text_20_body">This problem has also been known to occur on Windows. A possible workaround is to set -Xnoclassgc in the project properties of the HttpUnit project. Note, however, that using -Xnoclassgc skews the results a bit. The memory leak is still the same, but the String allocations done by java.lang.String.substring() will also be climbing in Generation count because classes are not being unloaded (the Rhino JavaScript engine apparently makes heavy use of dynamically generated classes to interpret JavaScript). </text:p>
        <text:h text:style-name="P3" text:outline-level="3">Instructions</text:h>
        <text:list text:style-name="L14">
          <text:list-item>
            <text:p text:style-name="P32">Open the HttpUnit project </text:p>
          </text:list-item>
          <text:list-item>
            <text:p text:style-name="P32">Right-click the HttpUnit project and choose Profile </text:p>
          </text:list-item>
          <text:list-item>
            <text:p text:style-name="P32">Select Memory from the list of tasks on the left of the dialog. </text:p>
          </text:list-item>
          <text:list-item>
            <text:p text:style-name="P32">Select Record both object creation and garbage collection </text:p>
          </text:list-item>
          <text:list-item>
            <text:p text:style-name="P32">Select 10 for the value in Track every object allocations </text:p>
          </text:list-item>
          <text:list-item>
            <text:p text:style-name="P32">Check the Record stack trace for allocations option </text:p>
          </text:list-item>
          <text:list-item>
            <text:p text:style-name="P32">Make sure the Use defined Profiling Points option is <text:span text:style-name="T5">NOT</text:span> checked </text:p>
          </text:list-item>
          <text:list-item>
            <text:p text:style-name="P32">Click the Run button </text:p>
          </text:list-item>
          <text:list-item>
            <text:p text:style-name="P32">The application begins running. In the Output window of the IDE you will see lines such as these scrolling by:<text:line-break/><draw:frame draw:style-name="fr1" draw:name="graphics1" text:anchor-type="as-char" svg:width="8.9374in" svg:height="2.3228in" draw:z-index="0"><draw:image xlink:href="http://wiki.netbeans.org/attach/HttpUnitCaseStudy/output.png" xlink:type="simple" xlink:show="embed" xlink:actuate="onLoad"/><svg:desc>output.png</svg:desc></draw:frame> </text:p>
          </text:list-item>
          <text:list-item>
            <text:p text:style-name="P32">Suggested Comment (SC): "This is a simple test application that emulates the behavior that the developer of this application saw. It uses HttpUnit to process the HTML that is returned by a servlet. Requests are being repeatedly sent to that servlet by the test." </text:p>
          </text:list-item>
          <text:list-item>
            <text:p text:style-name="P32">Click the Telemetry Overview icon in the Profile Window under the Controls panel heading (the icon looks like a graph). This will open the Telemetry Overview window at the bottom of the NetBeans IDE. Maximize it (a double click on the VM Telemetry Overview window title bar will maximize it, a double click on it again will restore it back to its original state) and you will see something similar to this:<text:line-break/><text:soft-page-break/><draw:frame draw:style-name="fr1" draw:name="graphics2" text:anchor-type="as-char" svg:width="8.698in" svg:height="4.9583in" draw:z-index="1"><draw:image xlink:href="http://wiki.netbeans.org/attach/HttpUnitCaseStudy/overview.png" xlink:type="simple" xlink:show="embed" xlink:actuate="onLoad"/><svg:desc>overview.png</svg:desc></draw:frame> </text:p>
          </text:list-item>
          <text:list-item>
            <text:p text:style-name="P32">SC: "The purple graph on the left shows heap usage. The value is trending upward over time. But very slowly." <text:span text:style-name="T6">NOTE</text:span>: It takes over 30 seconds for this pattern to emerge, so skip this step if you are pressed for time or think the audience is getting restless. :-) </text:p>
          </text:list-item>
          <text:list-item>
            <text:p text:style-name="P32">Un-maximize the Telemetry Overview so that you can see the Profile window. </text:p>
          </text:list-item>
          <text:list-item>
            <text:p text:style-name="P32">Click the Live Results icon in the Profile window. </text:p>
          </text:list-item>
          <text:list-item>
            <text:p text:style-name="P32">SC: "This Live Results window shows activity on the heap. The column on the left contains class names. For each class you can see information about the number of objects created, the number that are still in use (live), and a particularly interesting statistic called Generations." </text:p>
          </text:list-item>
          <text:list-item>
            <text:p text:style-name="P32">Click the Generations column to sort the display by Generations. This will sort it in descending order and will look like this:<text:line-break/><text:soft-page-break/><draw:frame draw:style-name="fr1" draw:name="graphics3" text:anchor-type="as-char" svg:width="8.6665in" svg:height="4.9165in" draw:z-index="2"><draw:image xlink:href="http://wiki.netbeans.org/attach/HttpUnitCaseStudy/liveresults.png" xlink:type="simple" xlink:show="embed" xlink:actuate="onLoad"/><svg:desc>liveresults.png</svg:desc></draw:frame> </text:p>
          </text:list-item>
          <text:list-item>
            <text:p text:style-name="P32">SC: "Two of the classes have huge values for Generation, in comparison to all the other classes: <text:span text:style-name="Teletype">String</text:span> and <text:span text:style-name="Teletype">char</text:span> array. More importantly, the Generations value for both of them continues to increase as the application runs. Note how for the rest of the classes this is not the case - they have stabilized." </text:p>
          </text:list-item>
          <text:list-item>
            <text:p text:style-name="P32">SC: "The generation count for a class is easy to calculate. All you have to understand is that each object has an age. The age of an object is simply the number of the Java virtual machine's garbage collections it has survived. So if for example an object is created at the beginning of an application and the garbage collector has run 466 times then the age of that object at that point in time is 466. To calculate the Generation value for a class, just count up the number of different ages across <text:span text:style-name="T6">all</text:span> of its objects that are currently on the heap. That count of different ages is the number of generations." </text:p>
          </text:list-item>
          <text:list-item>
            <text:p text:style-name="P32">SC: "Please note: there is no 'correct' value for generation count. The key thing to watch out for is classes that have generation counts that are <text:span text:style-name="T6">always</text:span> increasing. If the generation count is always increasing then that means objects of that class are being created repeatedly as the program runs and more importantly, <text:span text:style-name="T4">not all existing object instances</text:span> are being garbage collected. As a result, as time goes on and the garbage collector continues to run you get more and more objects created at different points in time and therefore with different ages." </text:p>
          </text:list-item>
          <text:list-item>
            <text:p text:style-name="P32">SC: "The increasing generation count for the <text:span text:style-name="Teletype">String</text:span> class (and its little friend <text:span text:style-name="Teletype">char</text:span> array :-) ) indicates Strings are being created repeatedly." </text:p>
          </text:list-item>
          <text:list-item>
            <text:p text:style-name="P32">Right-click the entry for String and select Take Snapshot and Show Allocation Stack Traces:<text:line-break/><text:soft-page-break/><draw:frame draw:style-name="fr1" draw:name="graphics4" text:anchor-type="as-char" svg:width="8.6874in" svg:height="4.9374in" draw:z-index="3"><draw:image xlink:href="http://wiki.netbeans.org/attach/HttpUnitCaseStudy/ct1.png" xlink:type="simple" xlink:show="embed" xlink:actuate="onLoad"/><svg:desc>ct1.png</svg:desc></draw:frame> </text:p>
          </text:list-item>
          <text:list-item>
            <text:p text:style-name="P32">Select Profile &gt; Stop Profiling Session. SC: "We have the information we need, so we can stop the profiling session." </text:p>
          </text:list-item>
          <text:list-item>
            <text:p text:style-name="P32">SC: "The allocation stack traces view shows all the places in the code where Strings were allocated. In a typical Java application there can be dozens or even hundreds or thousands of places where Strings are allocated. What you want to know is: which of those allocations are resulting in memory leaks? You can use the generation count as a key indicator. Notice that only one of the allocation locations in this group has created Strings that have a large value for Generation count: <text:span text:style-name="Teletype">java.lang.StringBuilder.toString()</text:span>. If we were to continue running the application and take more snapshots we would see larger values each time." </text:p>
          </text:list-item>
          <text:list-item>
            <text:p text:style-name="P32">SC: "So we know that StringBuilder's toString() is allocating strings that appear to be candidate memory leaks. So what? How do we tie that back to our application's usage of HttpUnit?" </text:p>
          </text:list-item>
          <text:list-item>
            <text:p text:style-name="P32">Click the icon next to the entry for <text:span text:style-name="Teletype">StringBuilder.toString()</text:span> to expand it:<text:line-break/><text:soft-page-break/><draw:frame draw:style-name="fr1" draw:name="graphics5" text:anchor-type="as-char" svg:width="9.6252in" svg:height="4.948in" draw:z-index="4"><draw:image xlink:href="http://wiki.netbeans.org/attach/HttpUnitCaseStudy/ct2.png" xlink:type="simple" xlink:show="embed" xlink:actuate="onLoad"/><svg:desc>ct2.png</svg:desc></draw:frame> </text:p>
          </text:list-item>
          <text:list-item>
            <text:p text:style-name="P32">SC: "Ah ha! :-) The only strings allocated in <text:span text:style-name="Teletype">StringBuilder.toString()</text:span> with a large value for generation count are the Strings that resulted from calls to <text:span text:style-name="Teletype">StringBuilder.toString()</text:span> by a call from the HttpUnit code: <text:span text:style-name="Teletype">com.meterware.httpunit.javascript.JavaScript$JavaScriptEngine.handleScriptException()</text:span>." </text:p>
          </text:list-item>
          <text:list-item>
            <text:p text:style-name="P32">Expand the entry for handleScriptException() and since there is only one way it is being called the profiler goes ahead and expands the entire stack trace. You will see a straight-line back to the <text:span text:style-name="Teletype">main()</text:span> method in the test application:<text:line-break/><text:soft-page-break/><draw:frame draw:style-name="fr1" draw:name="graphics6" text:anchor-type="as-char" svg:width="9.6563in" svg:height="5.2811in" draw:z-index="5"><draw:image xlink:href="http://wiki.netbeans.org/attach/HttpUnitCaseStudy/ct3.png" xlink:type="simple" xlink:show="embed" xlink:actuate="onLoad"/><svg:desc>ct3.png</svg:desc></draw:frame> </text:p>
          </text:list-item>
          <text:list-item>
            <text:p text:style-name="P32">Right-click Main.main (for it to be visible you will have to increase the width of the Method Name column) and choose Go To Source. SC: "One of the advantages of an integrated profiler - easy access to the source code." </text:p>
          </text:list-item>
          <text:list-item>
            <text:p text:style-name="P32">SC: "Here we are in the sample application calling HttpUnit's <text:span text:style-name="Teletype">getResponse()</text:span> method on line 46, which ends up making the call that results in the memory leak:<text:line-break/><text:soft-page-break/><draw:frame draw:style-name="fr1" draw:name="graphics7" text:anchor-type="as-char" svg:width="9.6354in" svg:height="5.2709in" draw:z-index="6"><draw:image xlink:href="http://wiki.netbeans.org/attach/HttpUnitCaseStudy/main.png" xlink:type="simple" xlink:show="embed" xlink:actuate="onLoad"/><svg:desc>main.png</svg:desc></draw:frame> </text:p>
          </text:list-item>
          <text:list-item>
            <text:p text:style-name="P18">HttpUnit has a memory leak in its call to ServletUnitClient.getResponse(WebRequest reqeust). But, what is the source of the memory leak?</text:p>
          </text:list-item>
          <text:list-item>
            <text:p text:style-name="P18"><text:s/>Go back to the top of stack traces and you will find JavaScript.handleScriptException() is the method that contains the memory leak. <text:s/>Traverse to the JavaScript.handleScriptException() method and right click to “Go to Source”.</text:p>
          </text:list-item>
          <text:list-item>
            <text:p text:style-name="P18">Examine the method and notice that a String is allocated with, final String errorMessage = badScript + " failed: " + e; on line 196. <text:s/>But, that's not the memory leak. <text:s/>The memory occurs at line 204, _errorMessages.add( errorMessage ); <text:s/>If you select _errorMessages, hold down the &lt;control&gt; key you will see a tool tip that says _errorMessages is an ArrayList, alternatively you can see it in the Navigator window on the left.</text:p>
          </text:list-item>
          <text:list-item>
            <text:p text:style-name="P18">If you select _errorMessages, right click and select Find Usages, you find any where _errorMessages is used in the application. By doing so you see that there are calls to add elements, clear() elements and to return an array of elements. <text:s/>Double click on the _errorMessages.clear() to see where it is called. _errorMessages.clear() is called from JavaScript.clearErrorMessages(). <text:s/>Now, do a Find Usages on the JavaScript.clearErrorMessages() method. <text:s/>It is called only one place by JavaScriptEngineFactory.clearErrorMessages(). Do a Find Usages on JavaScriptEngineFactory.clearErrorMessages(). This is called by HttpUnitOptions.clearScriptErrorMessages(). <text:s/>Do a Find Usages HttpUnitOptions.clearScriptErrorMessages(). <text:s/>Ahh ... haa, nobody calls <text:soft-page-break/>HttpUnitOptions.clearScrptErrorMessages(). <text:s/></text:p>
          </text:list-item>
          <text:list-item>
            <text:p text:style-name="P18">We just found the root cause of the memory leak. <text:s/>The _errorMessages ArrayList is never cleared. <text:s/>It only has elements added to it. <text:s/>In other words, HttpUnit stores *all* JavaScript Exceptions in this ArrayList, but never clears the ArrayList. So, to fix this memory leak, the ArrayList will need to be explicitly cleared. <text:s/>This is a task for the authors of HttpUnit.</text:p>
          </text:list-item>
        </text:list>
        <text:h text:style-name="Heading_20_3" text:outline-level="3" text:is-list-header="true"><text:bookmark text:name="section-HttpUnitCaseStudy-Cleanup"/>Cleanup</text:h>
        <text:p text:style-name="Text_20_body">Non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1T13:40:39</dc:date>
    <dc:language>en-US</dc:language>
    <meta:editing-cycles>39</meta:editing-cycles>
    <meta:editing-duration>P2DT6H24M15S</meta:editing-duration>
    <meta:user-defined meta:name="Info 1"/>
    <meta:user-defined meta:name="Info 2"/>
    <meta:user-defined meta:name="Info 3"/>
    <meta:user-defined meta:name="Info 4"/>
    <meta:document-statistic meta:table-count="0" meta:image-count="7" meta:object-count="0" meta:page-count="11" meta:paragraph-count="81" meta:word-count="2075" meta:character-count="12751"/>
  </office:meta>
</office:document-meta>
</file>